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loext:decorative="false"/>
    </style:style>
    <style:style style:name="gr2" style:family="graphic" style:parent-style-name="standard">
      <style:graphic-properties draw:stroke="none" draw:stroke-dash="Dash_20_Dot_20_4" svg:stroke-width="0cm" draw:stroke-linejoin="none" svg:stroke-linecap="butt" draw:fill="solid" draw:fill-color="#2980b9" draw:textarea-horizontal-align="center" draw:textarea-vertical-align="middle" loext:decorative="false"/>
    </style:style>
    <style:style style:name="P1" style:family="paragraph">
      <loext:graphic-properties draw:fill="solid" draw:fill-color="#ffffff"/>
      <style:paragraph-properties fo:text-align="center"/>
    </style:style>
    <style:style style:name="P2" style:family="paragraph">
      <loext:graphic-properties draw:fill="solid" draw:fill-color="#2980b9"/>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ath draw:style-name="gr1" draw:text-style-name="P1" draw:layer="layout" svg:width="16.649cm" svg:height="17.775cm" svg:x="10.138cm" svg:y="3.097cm" svg:viewBox="0 0 16650 17776" svg:d="M6052 17090c-334 88-664 192-1004 257-156 29-304 75-445-25-152-109-259-269-277-455-8-88 23-312-97-340-129-31-151 175-155 257-11 291 97 478 278 696l-920 84c-18-185 117-462 63-622-31-91-134-24-173 22-87 102-116 249-141 377h-29c-24-483 295-811 423-1255 169-580 105-1177-32-1756 263-86 464-578 671-776 652-626 1491-904 2368-659 264 74 414 256 641 391 67 39 221 94 247-26 26-125-168-252-247-321-319-277-760-359-1171-393-1015-82-2281 649-2537 1673h-28c-267-1143-1273-1996-1949-2900-709-949-1081-2023-1090-3205 455 603 1021 1376 1728 1695 364 164 861 195 1256 195 467 0 942-102 1393-215 96-23 428-78 372-240-63-183-707 47-845 78-776 175-1719 217-2398-259-1676-1171-2300-3867-1062-5574 752-1037 1983-1611 3180-1988 559-176 1306-251 1868-72 759 241 1399 873 1922 1447 351 385 647 849 893 1310 54 99 158 429 319 373 142-50 34-263-5-346-141-293-494-655-531-975-35-315 229-689 374-948 285-509 505-1048 718-1589 72-185 285-799 120-967-82-81-213-17-298 24-243 117-491 241-752 314-801 223-1667 246-2453 492-345 108-606 327-920 484-281 142-695 94-1004 140-534 81-1048 232-1533 476-541 272-1090 580-1533 994-961 895-1298 2171-1253 3451 15 457 267 857 316 1300 19 178-59 364-78 540-30 272-16 620 28 891 149 942 642 1825 1226 2565 829 1052 1854 2059 1931 3484 39 713-419 1184-535 1841-38 216-11 615 236 691 386 119 833-4 1224-63 976-147 2025-383 2843-975 556-401 806-1081 275-1598-87-84-187-183-302-227-96-38-229 4-172 128 107 238 416 334 509 593 203 573-642 1158-1086 1293-305 93-533-396-589-623-19-80-12-261-104-297-175-70-168 269-151 352 67 316 252 560 477 781zM8170 2065c-129 143-332 434-557 401-223-33-440-306-613-436-368-277-820-545-1282-606 266-375 816-376 1227-429 811-106 1605-273 2368-575-218 604-715 1178-1143 1645zM8310 3264l-501-585c778-491 1244-1408 1699-2175-155 974-807 1871-1198 2760zM5523 2238c413 199 829 415 1169 729 514 473 873 1180 1103 1830 54 150 104 742 273 786 164 43 96-270 82-340-67-351-128-736-288-1059-526-1059-1548-2274-2842-2286 55 214 323 253 503 340zM3644 2839c74 91 270 61 373 75 336 42 675 80 1003 167 663 176 1230 721 1615 1270 272 387 399 821 476 1282 15 90 34 375 186 338s74-324 51-421c-95-419-191-889-424-1254-651-1021-1807-1738-3046-1604-53 5-327 35-234 147zM2384 5662c-117-560-72-1032 16-1590 241 16 488-147 725-200 563-128 1265-176 1812 54 205 87 393 201 585 310 59 34 153 83 213 23 181-183-361-415-463-466-515-257-1216-354-1785-236-368 77-967 213-1209 529-126 164-160 400-186 600-82 585-53 1487 558 1784 81-287-208-529-266-808zM2743 4484c-121 156-96 572-72 759 21 161 98 798 381 706 143-46-23-295-50-372-92-251-224-822 45-999 326-215 1135-125 1500-37 143 34 461 237 594 174 274-129-264-353-343-379-413-133-993-177-1422-107-186 30-512 99-633 255zM7920 8812c146 265 466 548 29 694-64 22-130 40-196 57l-28-641c-215 85-79 491-56 669l-585 56 223-725-84-28-251 753-752-118-614-467c34 340 368 659 697 737 149 35 443 3 537 151 87 137-1 404 10 561 37 538 4 1516 485 1867-151-586-287-1118-347-1728-19-186-77-546 71-693 139-139 484-113 666-115l306 2091h84c-11-695-172-1438-306-2119l584-195 722 1422 337 1003c0-596-223-1149-495-1672-107-204-427-560-410-795 11-177 328-379 434-515 123-161 207-649 373-724 117-53 272 40 378 86 202 90 423 181 608 303 87 59 143 174 242 212 197 79 406 17 572 202 133 148 71 407 111 590 70 311 228 595 436 835 209 239 505 461 791 601 96 47 294 109 367-10 83-136-440-344-534-410-526-371-836-841-837-1490l1143 640c-225-340-649-472-972-697-90-63-141-228-242-261-77-25-163 21-243 7-122-21-239-94-356-134 182-243 484-617 781-713 326-105 827 15 1172 15 42 174 153 321 306 417 65 41 201 81 213-37 15-146-192-297-269-407l224-28-224-56c31-80 194-356 84-419-175-99-312 328-430 386-237 117-732-2-992-22v-29c1138-594 2049-1638 3463-1442 557 78 1508 514 1179 1245-223 498-876 655-1324 855-430 191-753 485-1043 847-655 817-862 2146-1884 2656-230 115-469-40-641-189-375-324-636-811-728-1296-21-108 20-628-120-643-97-9-141 125-155 197-41 203 9 442 56 641 143 608 585 1380 1225 1561-816 894-1981 1053-3123 1216-357 51-725 67-1086 66-90 0-336-49-398 33-103 135 287 161 342 163-85 324-190 1072 167 1254 31-294-135-1109 255-1212 210-55 448 0 664-27 606-75 1280-190 1869-351 641-175 1057-569 1561-974 258-207 571-399 792-647 687-772 922-1881 1640-2611 610-620 1709-574 2150-1369 327-593-153-1328-735-1509-625-195-1291-233-1923-19-357 121-671 347-1032 469v-29l140-56v-27c-526 3-850-524-1283-779-671-394-1600-588-2370-448-23-132-35-320-138-418-268-253-528 275-561 474-83 485-11 1029 193 1478 123 272 385 792 168 1078-377 497-798 52-1074-271-39-46-293-388-368-248-66 122 180 385 246 472 172 223 378 446 614 603 80 53 272 106 284 217 18 162-258 347-368 433-73-203-183-463-417-500zM9062 6247h-28c20-265 40-509-139-725l223-251zM12296 6777c-1092 15-2014 331-3011 752l-216-664 174-451 126-781c1046 217 2226 160 2927 1144zM8923 6470l-28-112 139-27zM6860 6436c-508 79-930 519-1393 703-521 206-1066 121-1533 479-193 148-757 689-607 978 116 226 360-304 406-370 388-558 823-553 1399-748 155-53 409-268 572-234 111 22 174 202 246 278 176 183 456 330 715 297 324-38 1223-514 753-903-9-261-282-522-558-480zM14632 6857c96 130 191 218 177 393-8 105-86 219-60 323 17 71 91 99 154 68 242-117 199-617 82-802-61-95-232-223-350-152-68 41-41 119-3 170zM6833 6721c468-9 495 606 83 752zM15767 7195c-45 183-224 277-277 447-27 86 27 172 123 148 242-60 393-402 406-623 4-66-2-361-137-302-108 47-93 236-115 330zM11794 7557l-501 340-787-25-1165-36c20-361 445-405 725-522 593-248 1197-385 1840-399 269-6 478-50 725 84zM6610 7529c-170 34-638-113-571-354 41-147 277-215 403-259-73 256-34 431 168 613zM11209 8031c-146 170-425 541-647 594-135 34-297-84-412-141-262-130-523-248-809-314l28-251c556 156 1260 80 1840 112zM4128 10914c-554 164-1214 212-1784 119-193-31-369-93-557-141-51-14-178-40-178 50 0 289 630 329 819 356 696 100 1528 3 2175-283 144-64 475-146 564-280 91-137-117-162-202-147-292 52-552 242-837 326zM4853 14775c297-180 719-251 1060-303 322-50 491 8 779 141 52 24 153 56 177-23 105-344-640-379-817-361-693 75-1361 282-1823 826-160 188-335 411-324 669 316-330 546-704 948-949z">
          <text:p/>
        </draw:path>
        <draw:path draw:style-name="gr2" draw:text-style-name="P2" draw:layer="layout" svg:width="9.742cm" svg:height="9.741cm" svg:x="18.905cm" svg:y="10.685cm" svg:viewBox="0 0 9743 9742" svg:d="M9743 4871c0 855-224 1695-651 2436-428 740-1043 1355-1784 1783-741 427-1580 652-2435 652-856 0-1696-225-2437-652-740-428-1356-1043-1783-1783-428-741-653-1581-653-2436s225-1695 653-2435c427-741 1043-1356 1783-1784 741-427 1581-652 2436-652 856 0 1695 225 2436 652 741 428 1356 1043 1784 1784 427 740 651 1580 651 2435z">
          <text:p/>
        </draw:path>
        <draw:path draw:style-name="gr1" draw:text-style-name="P1" draw:layer="layout" svg:width="14.113cm" svg:height="10.811cm" svg:x="14.363cm" svg:y="10.814cm" svg:viewBox="0 0 14114 10812" svg:d="M7587 10480c-447-45-1633-383-2205-629-1437-618-2997-346-5276 921-303 169 105-239 483-482 1586-1022 3673-1277 5006-611 84 42 207 91 274 109 65 17 298 89 517 160 1265 406 1891 384 3019-102 654-283 1717-590 1730-499 11 75 32 64-967 458-1501 593-2029 731-2581 675zM7799 2094c49-859 372-2051 525-1936 24 19-8 184-97 496-271 954-294 1984-77 3509 166 1180 592 2834 935 3642 119 280 667 1478 719 1572 54 96-85 52-194-61-908-942-1936-5047-1811-7222zM10418 8246c-3-19-125-303-270-633-490-1107-634-1548-996-3062-383-1600-347-3910 70-4463 135-179 175-70 72 202-187 499-239 2262-96 3280 137 974 596 2644 946 3441 105 240 280 643 390 897 109 254 274 580 366 725 91 145 162 276 155 291-26 59-108 38-234-61-114-88-388-507-403-617zM12048 8456c-105-163-254-392-332-508-170-255-979-2131-1176-2731-276-835-548-2409-533-3093 20-1065 215-1949 383-1746 15 19 11 46-9 63-19 16-54 157-77 313-309 2063 274 4519 1747 7366 336 650 334 859-3 336zM7992 9092c-565-355-1329-3043-1354-4766-27-1871 233-3556 557-3602 58-8 114 82 73 117-199 169-374 1535-402 3139-28 1578 520 3840 1168 4815 199 300 180 435-42 297zM12482 7716c168-46 641-341 918-573 306-255 435-219 192 55-402 456-1141 888-1305 763-103-77-15-188 195-245zM6166 7553c-57-201-171-588-253-858-413-1359-469-2600-193-4282 81-487 106-570 177-579 67-10 66 73-20 941-164 1656-75 2879 281 3902 30 86 118 387 196 667 95 345 193 616 301 838 198 409 193 534-15 377-149-113-330-494-474-1006zM12229 6997c450-207 1211-760 1548-1127 240-259 273-149 43 139-503 629-1562 1341-1802 1210-93-52-42-105 211-222zM5447 7379c-62-72-74-102-336-919-299-928-441-2320-299-2928 85-367 220-319 184 66-76 797 95 2012 429 3050 222 691 231 968 22 731zM12323 5594c762-552 1305-1029 1576-1384 105-138 199-160 214-51 45 316-1981 2050-2235 1913-102-55-23-139 445-478zM11316 5046c322-183 608-402 1009-774 225-209 478-441 561-516 254-230 692-677 742-757 84-137 201-92 157 62-35 119-543 686-966 1075-217 201-464 432-547 513-398 389-1020 721-1142 610-60-55-28-93 186-213zM11028 4135c-45-40-46-53-8-83 25-19 213-164 418-322s510-428 677-601c166-172 463-474 658-668 195-195 366-384 379-421 28-74 128-135 184-110 145 63-984 1377-1631 1898-367 296-583 393-677 307zM10583 3075c-51-47-55-45 230-159 331-132 823-554 1133-971 239-324 592-714 654-723 131-18 58 119-341 650-655 871-1129 1254-1542 1245-49 0-109-20-134-42zM10492 2257c-101-75-41-176 189-323 292-185 601-489 903-890 239-316 348-390 368-250 46 332-1244 1626-1460 1463zM10496 1197c-43-77 695-703 855-726 172-24 55 136-360 494-307 264-442 328-495 232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033cm" fo:margin-bottom="1.033cm" fo:margin-left="1.033cm" fo:margin-right="1.033cm" fo:page-width="38.1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8-11T15:01:03.841546269</dc:date>
    <meta:editing-duration>PT22M45S</meta:editing-duration>
    <meta:editing-cycles>2</meta:editing-cycles>
    <meta:generator>LibreOffice/24.2.5.2$Linux_X86_64 LibreOffice_project/420$Build-2</meta:generator>
    <meta:document-statistic meta:object-count="3"/>
  </office:meta>
</office:document-meta>
</file>